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officeooo:rsid="00146dd6" officeooo:paragraph-rsid="0017612a"/>
    </style:style>
    <style:style style:name="P3" style:family="paragraph" style:parent-style-name="Standard">
      <style:text-properties style:font-name="FreeSans" officeooo:paragraph-rsid="0014ec47"/>
    </style:style>
    <style:style style:name="P4" style:family="paragraph" style:parent-style-name="Standard">
      <style:text-properties style:font-name="FreeSans" fo:font-weight="bold" officeooo:rsid="0014ec47" officeooo:paragraph-rsid="0014ec47" style:font-weight-asian="bold" style:font-weight-complex="bold"/>
    </style:style>
    <style:style style:name="P5" style:family="paragraph" style:parent-style-name="Standard">
      <style:text-properties style:font-name="FreeSans" officeooo:rsid="0014ec47" officeooo:paragraph-rsid="0014ec47"/>
    </style:style>
    <style:style style:name="P6" style:family="paragraph" style:parent-style-name="Standard">
      <style:text-properties style:font-name="FreeSans" officeooo:rsid="0014ec47" officeooo:paragraph-rsid="00198dca"/>
    </style:style>
    <style:style style:name="P7" style:family="paragraph" style:parent-style-name="Standard">
      <style:text-properties style:font-name="FreeSans" fo:font-size="11pt" officeooo:rsid="0014ec47" officeooo:paragraph-rsid="0014ec47" style:font-size-asian="11pt" style:font-size-complex="11pt"/>
    </style:style>
    <style:style style:name="P8" style:family="paragraph" style:parent-style-name="Standard">
      <style:text-properties style:font-name="FreeSans" fo:font-size="11pt" officeooo:rsid="0014ec47" officeooo:paragraph-rsid="00169eea" style:font-size-asian="11pt" style:font-size-complex="11pt"/>
    </style:style>
    <style:style style:name="P9" style:family="paragraph" style:parent-style-name="Standard">
      <style:text-properties style:font-name="FreeSans" fo:font-size="11pt" officeooo:rsid="0014ec47" officeooo:paragraph-rsid="00176145" style:font-size-asian="11pt" style:font-size-complex="11pt"/>
    </style:style>
    <style:style style:name="P10" style:family="paragraph" style:parent-style-name="Standard">
      <style:text-properties style:font-name="FreeSans" fo:font-size="11pt" officeooo:rsid="0014ec47" officeooo:paragraph-rsid="00198dca" style:font-size-asian="11pt" style:font-size-complex="11pt"/>
    </style:style>
    <style:style style:name="P11" style:family="paragraph" style:parent-style-name="Standard">
      <style:text-properties style:font-name="FreeSans" fo:font-size="11pt" officeooo:paragraph-rsid="0014ec47" style:font-size-asian="11pt" style:font-size-complex="11pt"/>
    </style:style>
    <style:style style:name="P12" style:family="paragraph" style:parent-style-name="Standard">
      <style:text-properties style:font-name="FreeSans" fo:font-size="11pt" officeooo:rsid="00198dca" officeooo:paragraph-rsid="00198dca" style:font-size-asian="11pt" style:font-size-complex="11pt"/>
    </style:style>
    <style:style style:name="P13" style:family="paragraph" style:parent-style-name="Standard">
      <style:text-properties style:font-name="FreeSans" fo:font-size="16pt" fo:font-weight="normal" officeooo:rsid="0014ec47" officeooo:paragraph-rsid="0014ec47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font-name="FreeSans" fo:font-size="16pt" fo:font-weight="normal" officeooo:rsid="0014ec47" officeooo:paragraph-rsid="00169eea" style:font-size-asian="16pt" style:font-weight-asian="normal" style:font-size-complex="16pt" style:font-weight-complex="normal"/>
    </style:style>
    <style:style style:name="P15" style:family="paragraph" style:parent-style-name="Standard">
      <style:text-properties style:font-name="FreeSans" fo:font-size="16pt" officeooo:rsid="0014ec47" officeooo:paragraph-rsid="0014ec47" style:font-size-asian="16pt" style:font-size-complex="16pt"/>
    </style:style>
    <style:style style:name="P16" style:family="paragraph" style:parent-style-name="Standard">
      <style:text-properties style:font-name="FreeSans" fo:font-size="16pt" officeooo:rsid="00146dd6" style:font-size-asian="16pt" style:font-size-complex="16pt"/>
    </style:style>
    <style:style style:name="P17" style:family="paragraph" style:parent-style-name="Standard">
      <style:text-properties officeooo:paragraph-rsid="00176145"/>
    </style:style>
    <style:style style:name="P18" style:family="paragraph" style:parent-style-name="Standard">
      <style:text-properties officeooo:paragraph-rsid="0014ec47"/>
    </style:style>
    <style:style style:name="P19" style:family="paragraph" style:parent-style-name="Heading_20_2">
      <style:text-properties fo:font-variant="normal" fo:text-transform="none" style:font-name="inherit" fo:font-size="12pt" fo:font-style="normal" fo:font-weight="normal" officeooo:rsid="0014ec47" officeooo:paragraph-rsid="0014ec47" loext:padding="0in" loext:border="none"/>
    </style:style>
    <style:style style:name="P20" style:family="paragraph" style:parent-style-name="Standard">
      <style:text-properties style:font-name="FreeSans" fo:font-size="11pt" officeooo:rsid="0014ec47" officeooo:paragraph-rsid="0014ec47" style:font-size-asian="11pt" style:font-size-complex="11pt"/>
    </style:style>
    <style:style style:name="P21" style:family="paragraph" style:parent-style-name="Standard">
      <style:text-properties style:font-name="FreeSans" officeooo:rsid="0014ec47" officeooo:paragraph-rsid="0014ec47"/>
    </style:style>
    <style:style style:name="P22" style:family="paragraph" style:parent-style-name="Standard">
      <style:text-properties fo:font-variant="normal" fo:text-transform="none" fo:color="#dcddde" style:font-name="Whitney" fo:font-size="12pt" fo:letter-spacing="normal" fo:font-style="normal" fo:font-weight="normal" officeooo:rsid="0014ec47" officeooo:paragraph-rsid="0014ec47"/>
    </style:style>
    <style:style style:name="P23" style:family="paragraph" style:parent-style-name="Standard">
      <style:text-properties fo:font-variant="normal" fo:text-transform="none" fo:color="#c9211e" style:font-name="Whitney" fo:font-size="12pt" fo:letter-spacing="normal" fo:font-style="normal" fo:font-weight="normal" officeooo:rsid="0014ec47" officeooo:paragraph-rsid="001cba28"/>
    </style:style>
    <style:style style:name="P24" style:family="paragraph" style:parent-style-name="Standard">
      <style:text-properties fo:font-variant="normal" fo:text-transform="none" fo:color="#c9211e" style:font-name="Whitney" fo:font-size="12pt" fo:letter-spacing="normal" fo:font-style="normal" fo:font-weight="normal" officeooo:rsid="0014ec47" officeooo:paragraph-rsid="0014ec47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37%" fo:text-indent="0in" style:auto-text-indent="false"/>
      <style:text-properties fo:font-variant="normal" fo:text-transform="none" style:font-name="inherit" fo:font-size="12pt" fo:font-style="normal" fo:font-weight="normal" loext:padding="0in" loext:border="none"/>
    </style:style>
    <style:style style:name="P26" style:family="paragraph" style:parent-style-name="Text_20_body">
      <style:paragraph-properties fo:orphans="0"/>
      <style:text-properties fo:font-variant="normal" fo:text-transform="none" fo:font-style="normal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37%" fo:text-align="end" style:justify-single-word="false" fo:orphans="0" fo:text-indent="0in" style:auto-text-indent="false"/>
      <style:text-properties style:font-name="inherit" fo:font-size="8.25pt" fo:font-weight="bold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37%" fo:text-indent="0in" style:auto-text-indent="false"/>
      <style:text-properties fo:font-variant="normal" fo:text-transform="none" style:font-name="inherit" fo:font-size="12pt" fo:font-style="normal" fo:font-weight="normal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340d" style:font-weight-asian="bold" style:font-weight-complex="bold"/>
    </style:style>
    <style:style style:name="T3" style:family="text">
      <style:text-properties officeooo:rsid="00176145"/>
    </style:style>
    <style:style style:name="T4" style:family="text">
      <style:text-properties style:font-name="FreeSans" fo:font-size="16pt" fo:font-weight="normal" officeooo:rsid="00176145" style:font-size-asian="16pt" style:font-weight-asian="normal" style:font-size-complex="16pt" style:font-weight-complex="normal"/>
    </style:style>
    <style:style style:name="T5" style:family="text">
      <style:text-properties style:font-name="FreeSans" fo:font-size="16pt" fo:font-weight="normal" officeooo:rsid="0014ec47" style:font-size-asian="16pt" style:font-weight-asian="normal" style:font-size-complex="16pt" style:font-weight-complex="normal"/>
    </style:style>
    <style:style style:name="T6" style:family="text">
      <style:text-properties style:font-name="FreeSans" fo:font-size="16pt" fo:font-weight="normal" officeooo:rsid="00169eea" style:font-size-asian="16pt" style:font-weight-asian="normal" style:font-size-complex="16pt" style:font-weight-complex="normal"/>
    </style:style>
    <style:style style:name="T7" style:family="text">
      <style:text-properties officeooo:rsid="00198dca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2ecc71" fo:font-weight="bold"/>
    </style:style>
    <style:style style:name="T10" style:family="text">
      <style:text-properties fo:font-size="9pt" fo:font-weight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eminar UVP 2019/2020</text:p>
      <text:p text:style-name="P1"/>
      <text:p text:style-name="P1"/>
      <text:p text:style-name="P15">Naslov: Evidenca Nepremičnin</text:p>
      <text:p text:style-name="P3"/>
      <text:p text:style-name="P2">Program za: Evidenco nepremičnn na občini (OOP)</text:p>
      <text:p text:style-name="P2"/>
      <text:p text:style-name="P2"/>
      <text:p text:style-name="P13">1. Osnovne funkcionalnosti:</text:p>
      <text:p text:style-name="P9"/>
      <text:p text:style-name="P9">- O<text:span text:style-name="T3">OP Objektno orientirn program s <text:s/></text:span>vsaj 5 različnih objektov in vsaj 5 podrazredov</text:p>
      <text:p text:style-name="P9">- <text:span text:style-name="T3">upravljanje s podatki na zaslonu</text:span></text:p>
      <text:p text:style-name="P9">- <text:span text:style-name="T3">shranjevanje podatkov v (aka tekstovno bazo) <text:s/>tekstovno datoteko </text:span></text:p>
      <text:p text:style-name="P5"/>
      <text:p text:style-name="P17"><text:span text:style-name="T5">2. Ob</text:span><text:span text:style-name="T4">jektna struktura:</text:span></text:p>
      <text:p text:style-name="P7"/>
      <text:p text:style-name="P7">Delitev nepremičnin<text:span text:style-name="T1"> </text:span><text:span text:style-name="T2">aka objekti</text:span> :</text:p>
      <text:p text:style-name="P7"/>
      <text:p text:style-name="P10">Nepremičnine <text:span text:style-name="T7">(vsaj 5 objektov)</text:span>:</text:p>
      <text:p text:style-name="P12"/>
      <text:p text:style-name="P12"/>
      <text:p text:style-name="P12">{lastnik, velikost, pripadajoce zemljišče</text:p>
      <text:p text:style-name="P10">- Zemljišč<text:span text:style-name="T7">e</text:span></text:p>
      <text:p text:style-name="P7">- Poslovni prostor</text:p>
      <text:p text:style-name="P7">- Hiša</text:p>
      <text:p text:style-name="P7">- Stanovanje</text:p>
      <text:p text:style-name="P7">- </text:p>
      <text:p text:style-name="P7">- </text:p>
      <text:p text:style-name="P7">- </text:p>
      <text:p text:style-name="P6">- <text:span text:style-name="T7">P</text:span>očitniški objekt:</text:p>
      <text:p text:style-name="P6"><text:tab/> ** [balkon (ja/ne), pogled na (morje, hribe, vinograde, itd)</text:p>
      <text:p text:style-name="P6"><text:tab/><text:tab/>&gt; <text:span text:style-name="T8">Apartma</text:span></text:p>
      <text:p text:style-name="P10"><text:tab/><text:tab/>&gt; Vikend</text:p>
      <text:p text:style-name="P7">(stavba, …</text:p>
      <text:p text:style-name="P7"/>
      <text:p text:style-name="P7"><text:span text:style-name="T1">podrazredi </text:span>(vsaj 5). Npr. Stanovanja – garsonjera, enosobno, dvosobno itd.</text:p>
      <text:p text:style-name="P7">lastnosti in ustrezne funkcionalnosti:</text:p>
      <text:p text:style-name="P7">- ime in priimek lastnika</text:p>
      <text:p text:style-name="P7">- lastnik je javna ali privatna oseba</text:p>
      <text:p text:style-name="P7">- velikost nepremičnine</text:p>
      <text:p text:style-name="P7">- Hiše: število sob, število kopalnic, garaže, število etaž, leto gradnje</text:p>
      <text:p text:style-name="P7">- se prodaja, oddaja ali nič od tega</text:p>
      <text:p text:style-name="P7"/>
      <text:p text:style-name="P7"/>
      <text:p text:style-name="P5">Nepremičnine:</text:p>
      <text:p text:style-name="P5">[lastnik, velikost, cena, prodaja/oddaja/nič, regija] </text:p>
      <text:p text:style-name="P5"><text:tab/>- Poslovni prostor:</text:p>
      <text:p text:style-name="P5"><text:tab/> <text:s/>[št. vhodov, pritlična (ja/ne)] </text:p>
      <text:p text:style-name="P5"><text:tab/><text:tab/>&gt; Pisara</text:p>
      <text:p text:style-name="P5"><text:tab/><text:tab/>&gt; Skladišče</text:p>
      <text:p text:style-name="P5"><text:tab/><text:tab/>&gt; Trgovina</text:p>
      <text:p text:style-name="P5"><text:tab/><text:tab/>&gt; Gostinski lokal</text:p>
      <text:p text:style-name="P5"><text:tab/>- Hiše:</text:p>
      <text:p text:style-name="P5"><text:tab/> <text:s/>[št. nadstopij, terasa (ja/ne), garaža/nadstrešek (ja/ne)]</text:p>
      <text:p text:style-name="P5"><text:tab/><text:tab/>&gt; Samostojna</text:p>
      <text:p text:style-name="P5"><text:tab/><text:tab/>&gt; Vrstna</text:p>
      <text:p text:style-name="P5"><text:soft-page-break/><text:tab/><text:tab/>&gt; Dvojček</text:p>
      <text:p text:style-name="P5"><text:tab/><text:tab/>&gt; Dvostanovanjska</text:p>
      <text:p text:style-name="P5"><text:tab/>- Stanovanja:</text:p>
      <text:p text:style-name="P5"><text:tab/> <text:s/>[nadstropje, klet (ja/ne), parkirno mesto (ja/ne)</text:p>
      <text:p text:style-name="P5"><text:tab/><text:tab/>&gt; Enosobno</text:p>
      <text:p text:style-name="P5"><text:tab/><text:tab/>&gt; Dvosobno</text:p>
      <text:p text:style-name="P5"><text:tab/><text:tab/>&gt; Večsobno</text:p>
      <text:p text:style-name="P5"><text:tab/><text:tab/>&gt; Garsonjera</text:p>
      <text:p text:style-name="P5"><text:tab/>- Posest:</text:p>
      <text:p text:style-name="P5"><text:tab/> <text:s/>[povprečen naklon parcele, dostop do javne ceste (ja/ne)</text:p>
      <text:p text:style-name="P5"><text:tab/><text:tab/>&gt; Zazidljivo</text:p>
      <text:p text:style-name="P5"><text:tab/><text:tab/>&gt; Nezazidljivo</text:p>
      <text:p text:style-name="P5"><text:s/><text:tab/>- Počitniški objekt:</text:p>
      <text:p text:style-name="P5"><text:tab/> <text:s/>[balkon (ja/ne), pogled na (morje, hribe, vinograde, itd)</text:p>
      <text:p text:style-name="P5"><text:tab/><text:tab/>&gt; Vikend</text:p>
      <text:p text:style-name="P5"><text:tab/><text:tab/>&gt; Apartma</text:p>
      <text:p text:style-name="P5"/>
      <text:p text:style-name="P5"/>
      <text:p text:style-name="P5">*vnos/brisanje nepremičnin iz seznama</text:p>
      <text:p text:style-name="P5">*izpis vseh nepremičnin (glede na tip/različne kriterije (lastnike, velikost, prodaja/oddaja/nič))</text:p>
      <text:p text:style-name="P5">*zapisovanje v txt datoteko</text:p>
      <text:p text:style-name="P5">*program izpiše kriterije</text:p>
      <text:p text:style-name="P5">*branje/dodajanje v datoteko, z možnostjo obdelave podatkov, ki smo jih že vnesli</text:p>
      <text:p text:style-name="P5">*priložiti txt datoteko s 15 različnimi elementi - branje</text:p>
      <text:p text:style-name="P5">*PROGRAM MORA BITI TIPA JAR</text:p>
      <text:p text:style-name="P18"><text:span text:style-name="T5">3. podatki </text:span><text:span text:style-name="T6">(aka tekstovna baza)</text:span><text:span text:style-name="T5">:</text:span></text:p>
      <text:p text:style-name="P4"/>
      <text:p text:style-name="P7">Ročni vnos in brisanje.</text:p>
      <text:p text:style-name="P7">Zapis podatkov v datoteko glede na tip in različne kriterije (npr. priimek lastnika, leto gradnje, prodaja, oddaja,cena, velikost ipd)</text:p>
      <text:p text:style-name="P7"/>
      <text:p text:style-name="P7">Branje, dodajanje in brisanje... ob novem zagonu dela naprej s starimi podatki.</text:p>
      <text:p text:style-name="P7"/>
      <text:p text:style-name="P7">program uporabniku napiše katere kriterije ima na voljo..</text:p>
      <text:p text:style-name="P7"/>
      <text:p text:style-name="P7">Tekstovna datoteka (aka baza) mora biti programu priložena in mora vsebovati najmanj 15 razl. Elementov.</text:p>
      <text:p text:style-name="P11"/>
      <text:p text:style-name="P5"/>
      <text:p text:style-name="P14">4. poganjanje program:</text:p>
      <text:p text:style-name="P8"/>
      <text:p text:style-name="P8">Mora biti zapakiran v datoteko .jar</text:p>
      <text:p text:style-name="P7">poženemo ga z: java -jar ImePrograma.jar</text:p>
      <text:p text:style-name="P5"/>
      <text:p text:style-name="P5"/>
      <text:h text:style-name="P19" text:outline-level="2"><text:span text:style-name="T9">Dustaboy3</text:span><text:span text:style-name="T10">Today at 7:08 PM</text:span></text:h>
      <text:section text:style-name="Sect1" text:name="698942629022400585">
        <text:p text:style-name="P28">jar cmf manifest.txt moj Program.jar</text:p>
      </text:section>
      <text:section text:style-name="Sect1" text:name="698942658957148190">
        <text:p text:style-name="P25"><draw:frame draw:style-name="fr2" draw:name="Frame1" text:anchor-type="char" svg:x="0in" svg:width="0.5835in" draw:z-index="0"><draw:text-box fo:min-height="0.0161in"><text:p text:style-name="P27"><draw:frame draw:style-name="fr1" draw:name="Frame2" text:anchor-type="char" svg:width="0.0161in" draw:z-index="2"><draw:text-box fo:min-height="0.0161in"><text:p text:style-name="P26">[</text:p></draw:text-box></draw:frame>7:08 PM<draw:frame draw:style-name="fr1" draw:name="Frame3" text:anchor-type="char" svg:width="0.0161in" draw:z-index="1"><draw:text-box fo:min-height="0.0161in"><text:p text:style-name="P26">]</text:p></draw:text-box></draw:frame></text:p></draw:text-box></draw:frame>Prvo daš pa use</text:p>
      </text:section>
      <text:section text:style-name="Sect1" text:name="698942721196294194">
        <text:p text:style-name="P25"><draw:frame draw:style-name="fr2" draw:name="Frame4" text:anchor-type="char" svg:x="0in" svg:width="0.5835in" draw:z-index="3"><draw:text-box fo:min-height="0.0161in"><text:p text:style-name="P27"><draw:frame draw:style-name="fr1" draw:name="Frame5" text:anchor-type="char" svg:width="0.0161in" draw:z-index="5"><draw:text-box fo:min-height="0.0161in"><text:p text:style-name="P26">[</text:p></draw:text-box></draw:frame>7:08 PM<draw:frame draw:style-name="fr1" draw:name="Frame6" text:anchor-type="char" svg:width="0.0161in" draw:z-index="4"><draw:text-box fo:min-height="0.0161in"><text:p text:style-name="P26">]</text:p></draw:text-box></draw:frame></text:p></draw:text-box></draw:frame>javac *.class</text:p>
      </text:section>
      <text:section text:style-name="Sect1" text:name="698942823558545518">
        <text:p text:style-name="P25"><draw:frame draw:style-name="fr2" draw:name="Frame7" text:anchor-type="char" svg:x="0in" svg:width="0.5835in" draw:z-index="6"><draw:text-box fo:min-height="0.0161in"><text:p text:style-name="P27"><draw:frame draw:style-name="fr1" draw:name="Frame8" text:anchor-type="char" svg:width="0.0161in" draw:z-index="8"><draw:text-box fo:min-height="0.0161in"><text:p text:style-name="P26">[</text:p></draw:text-box></draw:frame>7:09 PM<draw:frame draw:style-name="fr1" draw:name="Frame9" text:anchor-type="char" svg:width="0.0161in" draw:z-index="7"><draw:text-box fo:min-height="0.0161in"><text:p text:style-name="P26">]</text:p></draw:text-box></draw:frame></text:p></draw:text-box></draw:frame>Pol ko mas use klase pa jar file</text:p>
      </text:section>
      <text:section text:style-name="Sect1" text:name="698942847533056000">
        <text:p text:style-name="P25"><draw:frame draw:style-name="fr2" draw:name="Frame10" text:anchor-type="char" svg:x="0in" svg:width="0.5835in" draw:z-index="9"><draw:text-box fo:min-height="0.0161in"><text:p text:style-name="P27"><draw:frame draw:style-name="fr1" draw:name="Frame11" text:anchor-type="char" svg:width="0.0161in" draw:z-index="11"><draw:text-box fo:min-height="0.0161in"><text:p text:style-name="P26">[</text:p></draw:text-box></draw:frame>7:09 PM<draw:frame draw:style-name="fr1" draw:name="Frame12" text:anchor-type="char" svg:width="0.0161in" draw:z-index="10"><draw:text-box fo:min-height="0.0161in"><text:p text:style-name="P26">]</text:p></draw:text-box></draw:frame></text:p></draw:text-box></draw:frame>Najprj nrdis javac</text:p>
      </text:section>
      <text:section text:style-name="Sect1" text:name="698942879006982184">
        <text:p text:style-name="P25"><draw:frame draw:style-name="fr2" draw:name="Frame13" text:anchor-type="char" svg:x="0in" svg:width="0.5835in" draw:z-index="12"><draw:text-box fo:min-height="0.0161in"><text:p text:style-name="P27"><draw:frame draw:style-name="fr1" draw:name="Frame14" text:anchor-type="char" svg:width="0.0161in" draw:z-index="14"><draw:text-box fo:min-height="0.0161in"><text:p text:style-name="P26">[</text:p></draw:text-box></draw:frame>7:09 PM<draw:frame draw:style-name="fr1" draw:name="Frame15" text:anchor-type="char" svg:width="0.0161in" draw:z-index="13"><draw:text-box fo:min-height="0.0161in"><text:p text:style-name="P26">]</text:p></draw:text-box></draw:frame></text:p></draw:text-box></draw:frame>Pol nrdi jar cmf....</text:p>
      </text:section>
      <text:section text:style-name="Sect1" text:name="698942934640492614">
        <text:p text:style-name="P25"><draw:frame draw:style-name="fr2" draw:name="Frame16" text:anchor-type="char" svg:x="0in" svg:width="0.5835in" draw:z-index="15"><draw:text-box fo:min-height="0.0161in"><text:p text:style-name="P27"><draw:frame draw:style-name="fr1" draw:name="Frame17" text:anchor-type="char" svg:width="0.0161in" draw:z-index="17"><draw:text-box fo:min-height="0.0161in"><text:p text:style-name="P26">[</text:p></draw:text-box></draw:frame>7:09 PM<draw:frame draw:style-name="fr1" draw:name="Frame18" text:anchor-type="char" svg:width="0.0161in" draw:z-index="16"><draw:text-box fo:min-height="0.0161in"><text:p text:style-name="P26">]</text:p></draw:text-box></draw:frame></text:p></draw:text-box></draw:frame><text:soft-page-break/>Pol nrdis pa java - jat moj Program.jar</text:p>
      </text:section>
      <text:section text:style-name="Sect1" text:name="698942972405743788">
        <text:p text:style-name="P25"><draw:frame draw:style-name="fr2" draw:name="Frame19" text:anchor-type="char" svg:x="0in" svg:width="0.5835in" draw:z-index="18"><draw:text-box fo:min-height="0.0161in"><text:p text:style-name="P27"><draw:frame draw:style-name="fr1" draw:name="Frame20" text:anchor-type="char" svg:width="0.0161in" draw:z-index="20"><draw:text-box fo:min-height="0.0161in"><text:p text:style-name="P26">[</text:p></draw:text-box></draw:frame>7:09 PM<draw:frame draw:style-name="fr1" draw:name="Frame21" text:anchor-type="char" svg:width="0.0161in" draw:z-index="19"><draw:text-box fo:min-height="0.0161in"><text:p text:style-name="P26">]</text:p></draw:text-box></draw:frame></text:p></draw:text-box></draw:frame>Upam da ti uspe</text:p>
      </text:section>
      <text:p text:style-name="P5"/>
      <text:p text:style-name="P5"/>
      <text:p text:style-name="P23">1.javac vse </text:p>
      <text:p text:style-name="P23">2.jar cmf manifest.txt Nepremicnin.jar + vsi classi </text:p>
      <text:p text:style-name="P23">3.java -jar...</text:p>
      <text:p text:style-name="P24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8:24:03.169694241</meta:creation-date>
    <dc:date>2020-04-12T19:13:58.656160302</dc:date>
    <meta:editing-duration>PT41M40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3" meta:paragraph-count="107" meta:word-count="427" meta:character-count="2755" meta:non-whitespace-character-count="2365"/>
  </office:meta>
</office:document-meta>
</file>